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0.75642603635788" calcext:value-type="float">
            <text:p>0.75642603635788</text:p>
          </table:table-cell>
        </table:table-row>
        <table:table-row table:style-name="ro2">
          <table:table-cell office:value-type="float" office:value="0.747781753540039" calcext:value-type="float">
            <text:p>0.747781753540039</text:p>
          </table:table-cell>
        </table:table-row>
        <table:table-row table:style-name="ro2">
          <table:table-cell office:value-type="float" office:value="0.783725678920746" calcext:value-type="float">
            <text:p>0.783725678920746</text:p>
          </table:table-cell>
        </table:table-row>
        <table:table-row table:style-name="ro2">
          <table:table-cell office:value-type="float" office:value="0.501335382461548" calcext:value-type="float">
            <text:p>0.501335382461548</text:p>
          </table:table-cell>
        </table:table-row>
        <table:table-row table:style-name="ro2">
          <table:table-cell office:value-type="float" office:value="0.807479500770569" calcext:value-type="float">
            <text:p>0.807479500770569</text:p>
          </table:table-cell>
        </table:table-row>
        <table:table-row table:style-name="ro1">
          <table:table-cell office:value-type="float" office:value="0.897809624671936" calcext:value-type="float">
            <text:p>0.897809624671936</text:p>
          </table:table-cell>
        </table:table-row>
        <table:table-row table:style-name="ro2">
          <table:table-cell office:value-type="float" office:value="0.427282601594925" calcext:value-type="float">
            <text:p>0.427282601594925</text:p>
          </table:table-cell>
        </table:table-row>
        <table:table-row table:style-name="ro2">
          <table:table-cell office:value-type="float" office:value="0.717222690582275" calcext:value-type="float">
            <text:p>0.717222690582275</text:p>
          </table:table-cell>
        </table:table-row>
        <table:table-row table:style-name="ro2">
          <table:table-cell office:value-type="float" office:value="0.622450828552246" calcext:value-type="float">
            <text:p>0.622450828552246</text:p>
          </table:table-cell>
        </table:table-row>
        <table:table-row table:style-name="ro2">
          <table:table-cell office:value-type="float" office:value="0.677723288536072" calcext:value-type="float">
            <text:p>0.677723288536072</text:p>
          </table:table-cell>
        </table:table-row>
        <table:table-row table:style-name="ro1">
          <table:table-cell office:value-type="float" office:value="0.713038444519043" calcext:value-type="float">
            <text:p>0.713038444519043</text:p>
          </table:table-cell>
        </table:table-row>
        <table:table-row table:style-name="ro2">
          <table:table-cell office:value-type="float" office:value="0.260585576295853" calcext:value-type="float">
            <text:p>0.260585576295853</text:p>
          </table:table-cell>
        </table:table-row>
        <table:table-row table:style-name="ro1">
          <table:table-cell office:value-type="float" office:value="0.573043167591095" calcext:value-type="float">
            <text:p>0.573043167591095</text:p>
          </table:table-cell>
        </table:table-row>
        <table:table-row table:style-name="ro2">
          <table:table-cell office:value-type="float" office:value="0.791529178619385" calcext:value-type="float">
            <text:p>0.791529178619385</text:p>
          </table:table-cell>
        </table:table-row>
        <table:table-row table:style-name="ro2">
          <table:table-cell office:value-type="float" office:value="0.667650938034058" calcext:value-type="float">
            <text:p>0.667650938034058</text:p>
          </table:table-cell>
        </table:table-row>
        <table:table-row table:style-name="ro2">
          <table:table-cell office:value-type="float" office:value="0.553479313850403" calcext:value-type="float">
            <text:p>0.553479313850403</text:p>
          </table:table-cell>
        </table:table-row>
        <table:table-row table:style-name="ro2">
          <table:table-cell office:value-type="float" office:value="0.445616811513901" calcext:value-type="float">
            <text:p>0.445616811513901</text:p>
          </table:table-cell>
        </table:table-row>
        <table:table-row table:style-name="ro2">
          <table:table-cell office:value-type="float" office:value="0.22254541516304" calcext:value-type="float">
            <text:p>0.22254541516304</text:p>
          </table:table-cell>
        </table:table-row>
        <table:table-row table:style-name="ro2">
          <table:table-cell office:value-type="float" office:value="0.654319941997528" calcext:value-type="float">
            <text:p>0.654319941997528</text:p>
          </table:table-cell>
        </table:table-row>
        <table:table-row table:style-name="ro2">
          <table:table-cell office:value-type="float" office:value="0.995428681373596" calcext:value-type="float">
            <text:p>0.995428681373596</text:p>
          </table:table-cell>
        </table:table-row>
        <table:table-row table:style-name="ro3">
          <table:table-cell table:style-name="ce2" table:formula="of:=AVERAGE([.A1:.A20])" office:value-type="float" office:value="0.640823742747307" calcext:value-type="float">
            <text:p>0.640823742747307</text:p>
          </table:table-cell>
        </table:table-row>
        <table:table-row table:style-name="ro3" table:number-rows-repeated="7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7:47:46.270216167</meta:creation-date>
    <dc:date>2023-03-06T18:02:36.087899731</dc:date>
    <meta:editing-duration>PT4M39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